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me to explain.</text:p>
          </table:table-cell>
          <table:table-cell table:number-columns-repeated="1020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eing the spectacle of a cute girl peeing
right before their eyes, the reality they
perceived conflicted with the contents of
their hearts.</text:p>
          </table:table-cell>
          <table:table-cell table:number-columns-repeated="1020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issonance became explosive power and
scattered to the winds. At the same time,
wouldn't the same fate befall the wall of
ice encasing Blanche?</text:p>
          </table:table-cell>
          <table:table-cell table:number-columns-repeated="1020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eh... oops, sorry!</text:p>
          </table:table-cell>
          <table:table-cell table:number-columns-repeated="1020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style-name="ce0"/>
          <table:table-cell table:style-name="ce0"/>
          <table:table-cell table:style-name="ce0" office:value-type="string">
            <text:p>I wonder if everyone will think this was all
just a dream? They'll forget, right〜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style-name="ce0"/>
          <table:table-cell table:style-name="ce0"/>
          <table:table-cell table:style-name="ce0" office:value-type="string">
            <text:p>For the time being, I think I'll keep the
Crunchy-Crunchy Ice Barrier under wraps!
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